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a536" officeooo:paragraph-rsid="000ca536"/>
    </style:style>
    <style:style style:name="P2" style:family="paragraph" style:parent-style-name="Standard">
      <style:text-properties officeooo:rsid="000dd116" officeooo:paragraph-rsid="000dd116"/>
    </style:style>
    <style:style style:name="P3" style:family="paragraph" style:parent-style-name="Standard">
      <style:text-properties officeooo:rsid="000ec917" officeooo:paragraph-rsid="000ec917"/>
    </style:style>
    <style:style style:name="P4" style:family="paragraph" style:parent-style-name="Standard">
      <style:text-properties officeooo:rsid="00100e56" officeooo:paragraph-rsid="00100e56"/>
    </style:style>
    <style:style style:name="P5" style:family="paragraph" style:parent-style-name="Standard">
      <style:text-properties officeooo:rsid="001027fd" officeooo:paragraph-rsid="001027fd"/>
    </style:style>
    <style:style style:name="P6" style:family="paragraph" style:parent-style-name="Standard">
      <style:text-properties officeooo:rsid="0010e78d" officeooo:paragraph-rsid="0010e78d"/>
    </style:style>
    <style:style style:name="P7" style:family="paragraph" style:parent-style-name="Standard">
      <style:text-properties officeooo:rsid="0012b072" officeooo:paragraph-rsid="0012b072"/>
    </style:style>
    <style:style style:name="P8" style:family="paragraph" style:parent-style-name="Standard">
      <style:text-properties officeooo:rsid="0012b072" officeooo:paragraph-rsid="0013dccf"/>
    </style:style>
    <style:style style:name="P9" style:family="paragraph" style:parent-style-name="Standard">
      <style:text-properties officeooo:rsid="0013dccf" officeooo:paragraph-rsid="0013dccf"/>
    </style:style>
    <style:style style:name="P10" style:family="paragraph" style:parent-style-name="Standard">
      <style:text-properties officeooo:rsid="000ca536" officeooo:paragraph-rsid="0013dccf"/>
    </style:style>
    <style:style style:name="P11" style:family="paragraph" style:parent-style-name="Standard">
      <style:text-properties officeooo:rsid="00145c8a" officeooo:paragraph-rsid="00145c8a"/>
    </style:style>
    <style:style style:name="T1" style:family="text">
      <style:text-properties officeooo:rsid="0012b072"/>
    </style:style>
    <style:style style:name="T2" style:family="text">
      <style:text-properties officeooo:rsid="0013dc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ALAMANI Leandre</text:p>
      <text:p text:style-name="P11">SAULLE Laura</text:p>
      <text:p text:style-name="P11">G2</text:p>
      <text:p text:style-name="Standard"/>
      <text:p text:style-name="Standard"/>
      <text:p text:style-name="Standard">Exercice 3:</text:p>
      <text:p text:style-name="Standard">1) db.restaurants.find().sort({"name":-1}).pretty()</text:p>
      <text:p text:style-name="Standard"/>
      <text:p text:style-name="P1">2) db.restaurants.find( {"cuisine": "Italian"} ,{"name":1,"address.zipcode": 1,"address.coord":1})</text:p>
      <text:p text:style-name="P1"/>
      <text:p text:style-name="P2">3) db.restaurants.find( {"cuisine": "Italian","address.zipcode":{$gt : "10075"},"telephoneNumber":{$exists: true}})</text:p>
      <text:p text:style-name="P2"/>
      <text:p text:style-name="P2">4) db.restaurants.find({$or:[{"cuisine":"Italian"},{"address.zipcode": "10075"}]})</text:p>
      <text:p text:style-name="P2"/>
      <text:p text:style-name="P2">Exercice 4 :</text:p>
      <text:p text:style-name="P2"/>
      <text:p text:style-name="P3">1) <text:s/>db.restaurants.update({"cuisine": "Other","address.zipcode":"10016"}, { $set: {"cuisine":"Cuisine to be determined"}}, { multi : true } )</text:p>
      <text:p text:style-name="P3"/>
      <text:p text:style-name="P3">2)db.restaurants.update({"restaurant_id":"41154403"},{$set : {"name":"Vella 2", "address":{"city" : "1480", "street" : "2 Avenue", "zipcode" : "10075"}}})</text:p>
      <text:p text:style-name="P3"/>
      <text:p text:style-name="P4">Exercice 5 :</text:p>
      <text:p text:style-name="P4"/>
      <text:p text:style-name="P4">1) db.restaurants.aggregate( [ {$group : {_id: "$cuisine", total: { $sum: 1}}}])</text:p>
      <text:p text:style-name="P4"/>
      <text:p text:style-name="P4">2) db.restaurants.aggregate( [ {$match: {"cuisine":"Italian"}}, {$group : {_id: "$address.zipcode", total: { $sum: 1}}}])</text:p>
      <text:p text:style-name="P4"/>
      <text:p text:style-name="P5">Exercice 6 :</text:p>
      <text:p text:style-name="P5"/>
      <text:p text:style-name="P6">1) <text:span text:style-name="T1">db.createCollection(« comments »)</text:span></text:p>
      <text:p text:style-name="P6"/>
      <text:p text:style-name="P7">2)</text:p>
      <text:p text:style-name="P6">db.comments.insert({"_id": "1","restaurent_id": "41446358", "name_client" : "Dupont", "comment" : "pas ouf", "type" : "4"})</text:p>
      <text:p text:style-name="P6">db.comments.insert({"_id": "2","restaurent_id": "41446358", "name_client" : "Dupont", "comment" : "vraiment pas ouf", "type" : "2"})</text:p>
      <text:p text:style-name="P6">db.comments.insert({"_id": "3","restaurent_id": "41636858", "name_client" : "Depierre", "comment" : "très bien", "type" : "8"})</text:p>
      <text:p text:style-name="P6">db.comments.insert({"_id": "4","restaurent_id": "50017605", "name_client" : "Duchamps", "comment" : "pas bien", "type" : "3"})</text:p>
      <text:p text:style-name="P6">db.comments.insert({"_id": "5","restaurent_id": "41590236", "name_client" : "Delamontage", "comment" : "bien", "type" : "6"})</text:p>
      <text:p text:style-name="P6">db.comments.insert({"_id": "6","restaurent_id": "40763382", "name_client" : "Deschamps", "comment" : "Benzema me manque", "type" : "10"})</text:p>
      <text:p text:style-name="P6"/>
      <text:p text:style-name="P7">3)</text:p>
      <text:p text:style-name="P8">db.comments.aggregate([{ </text:p>
      <text:p text:style-name="P8"><text:tab/>$lookup: {</text:p>
      <text:p text:style-name="P8"><text:tab/><text:tab/>from: "restaurants",</text:p>
      <text:p text:style-name="P8"><text:soft-page-break/><text:tab/><text:tab/><text:span text:style-name="T2">l</text:span>ocalField: "restaurent_id",</text:p>
      <text:p text:style-name="P8"><text:span text:style-name="T2"><text:tab/><text:tab/>f</text:span>oreignField: "restaurant_id",</text:p>
      <text:p text:style-name="P8"><text:tab/><text:tab/>as: "name_restaurant"}</text:p>
      <text:p text:style-name="P8"><text:tab/>} ])</text:p>
      <text:p text:style-name="P7"/>
      <text:p text:style-name="P9">Exercice 7 :</text:p>
      <text:p text:style-name="P9">1)</text:p>
      <text:p text:style-name="P10">db.restaurants.find( {"cuisine": "Italian"} ,{"name":1,"address.zipcode": 1,"address.coord":1}).explain({"executionStats":1})</text:p>
      <text:p text:style-name="P10"/>
      <text:p text:style-name="P11">2)</text:p>
      <text:p text:style-name="P11">db.restaurants.createIndex( { cuisine: -1 } )</text:p>
      <text:p text:style-name="P11"/>
      <text:p text:style-name="P11">3)</text:p>
      <text:p text:style-name="P11">La requête précédente se fait « plus rapidement » avec l’index : elle parcours 1070 documents contre la totalité sans index (25356).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5:42:27.222108567</meta:creation-date>
    <dc:date>2019-11-27T15:54:26.985004122</dc:date>
    <meta:editing-duration>PT13M2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8" meta:word-count="224" meta:character-count="2198" meta:non-whitespace-character-count="2000"/>
  </office:meta>
</office:document-meta>
</file>